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Subtitle">
      <style:paragraph-properties fo:break-before="page"/>
    </style:style>
    <style:style style:name="P3" style:family="paragraph" style:parent-style-name="Text_20_body">
      <style:text-properties fo:font-size="14pt" officeooo:rsid="0001a7d5" officeooo:paragraph-rsid="0001a7d5" style:font-size-asian="12.25pt" style:font-size-complex="14pt"/>
    </style:style>
    <style:style style:name="P4" style:family="paragraph" style:parent-style-name="Text_20_body">
      <style:text-properties officeooo:rsid="0001a7d5" officeooo:paragraph-rsid="0001a7d5"/>
    </style:style>
    <style:style style:name="P5" style:family="paragraph" style:parent-style-name="Text_20_body">
      <style:text-properties officeooo:paragraph-rsid="0001a7d5"/>
    </style:style>
    <style:style style:name="P6" style:family="paragraph" style:parent-style-name="Text_20_body">
      <style:text-properties officeooo:rsid="0001ba73" officeooo:paragraph-rsid="0001ba73"/>
    </style:style>
    <style:style style:name="P7" style:family="paragraph" style:parent-style-name="Text_20_body">
      <style:text-properties officeooo:rsid="00051483" officeooo:paragraph-rsid="00051483"/>
    </style:style>
    <style:style style:name="P8" style:family="paragraph" style:parent-style-name="Text_20_body">
      <style:paragraph-properties fo:line-height="100%"/>
      <style:text-properties officeooo:rsid="00051483" officeooo:paragraph-rsid="00051483"/>
    </style:style>
    <style:style style:name="P9" style:family="paragraph" style:parent-style-name="Text_20_body">
      <style:paragraph-properties fo:line-height="100%"/>
      <style:text-properties officeooo:rsid="0006d0ac" officeooo:paragraph-rsid="0006d0ac"/>
    </style:style>
    <style:style style:name="P10" style:family="paragraph" style:parent-style-name="Text_20_body">
      <style:paragraph-properties fo:line-height="100%"/>
      <style:text-properties fo:font-style="italic" officeooo:rsid="0006d0ac" officeooo:paragraph-rsid="0006d0a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a7d5" style:font-weight-asian="normal" style:font-weight-complex="normal"/>
    </style:style>
    <style:style style:name="T4" style:family="text">
      <style:text-properties officeooo:rsid="00033e29"/>
    </style:style>
    <style:style style:name="T5" style:family="text">
      <style:text-properties officeooo:rsid="000933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Graphs</text:p>
      <text:p text:style-name="Subtitle">Graph heeft een set V en E.</text:p>
      <text:p text:style-name="Subtitle">- G is een tuple</text:p>
      <text:p text:style-name="Subtitle">- V is een set of nodes/vertices</text:p>
      <text:p text:style-name="Subtitle">- E is een set van edges</text:p>
      <text:p text:style-name="Subtitle">Edges zijn de lijntjes tussen 2 nodes.</text:p>
      <text:p text:style-name="Subtitle">Een node is een waarde.</text:p>
      <text:p text:style-name="Subtitle">Nodes, maar ook edges, kunnen data bevatten(afstanden, of functies bijvoorbeeld.)</text:p>
      <text:p text:style-name="Subtitle">Een graph is niet een recursieve data structuur; het zijn gewoon 2 sets.</text:p>
      <text:p text:style-name="Subtitle">Example: (Amsterdam) → (Utrecht)</text:p>
      <text:p text:style-name="Subtitle">→ - 40km</text:p>
      <text:p text:style-name="Subtitle"/>
      <text:p text:style-name="Subtitle"/>
      <text:p text:style-name="Subtitle">Undirected/Directed</text:p>
      <text:p text:style-name="Subtitle">- Directed: relaties kunnen one-way zijn.</text:p>
      <text:p text:style-name="Subtitle"/>
      <text:p text:style-name="Subtitle">Hyper Graph</text:p>
      <text:p text:style-name="Subtitle">Een graph waar de edges zelf als bijvoorbeeld een block worden weergeveven.</text:p>
      <text:p text:style-name="Subtitle"/>
      <text:p text:style-name="P1">Shortest Path problem</text:p>
      <text:p text:style-name="P3">Welk pad is het kortste pad, van A naar B?</text:p>
      <text:p text:style-name="Subtitle"/>
      <text:p text:style-name="P2">Dijkstra</text:p>
      <text:p text:style-name="P4">If we know the shortest path from A to B is:<text:line-break/>A, W, T, Y, G, B <text:span text:style-name="T1">THEN<text:line-break/></text:span><text:span text:style-name="T2">A, W, T, Y </text:span><text:span text:style-name="T1">must be </text:span><text:span text:style-name="T2">the shortest path from A to Y.</text:span></text:p>
      <text:p text:style-name="P4"><text:span text:style-name="T2">Idea: build up the shortest path from A to any other node in the Graph.</text:span></text:p>
      <text:p text:style-name="P5"><text:a xlink:type="simple" xlink:href="https://upload.wikimedia.org/wikipedia/commons/5/57/Dijkstra_Animation.gif" text:style-name="Internet_20_link" text:visited-style-name="Visited_20_Internet_20_Link"><text:span text:style-name="T4">Example</text:span></text:a></text:p>
      <text:p text:style-name="P5"><text:span text:style-name="T3"/></text:p>
      <text:p text:style-name="P4"><text:span text:style-name="T2"/></text:p>
      <text:p text:style-name="P2">Value Iteration</text:p>
      <text:p text:style-name="P6">We give every node an initial value, like ‘Infinity’.<text:line-break/>This value will become the distance to the finish.<text:line-break/></text:p>
      <text:p text:style-name="P2">Bellman-Ford</text:p>
      <text:p text:style-name="P7">Bellman-ford is the value-iteration, but instead of visiting the nodes, it visits the edges.</text:p>
      <text:p text:style-name="P8"><text:span text:style-name="T1">See algorithm 25, algorithm 26.</text:span> </text:p>
      <text:p text:style-name="P10">Deze algorithmes zijn minder snel dan dijkstra, maar deze kunnen ook gebruikt worden voor andere problemen(robot navigatie). <text:span text:style-name="T5">Het is handig wanneer de situatie ineens kan veranderen, zoals wanneer een robot slipt en dus niet op de verwachte locatie is, of wanneer er iets uit het niets in het pad komt van de robot.</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2T15:37:09.866065668</meta:creation-date>
    <dc:date>2019-12-02T16:33:15.565163731</dc:date>
    <meta:editing-duration>PT45M23S</meta:editing-duration>
    <meta:editing-cycles>8</meta:editing-cycles>
    <meta:generator>LibreOffice/6.3.3.2.0$Linux_X86_64 LibreOffice_project/efd344762d9d19af2cac84c1651e18355008a6ed</meta:generator>
    <dc:creator>Vincent van Setten</dc:creator>
    <meta:document-statistic meta:table-count="0" meta:image-count="0" meta:object-count="0" meta:page-count="5" meta:paragraph-count="27" meta:word-count="244" meta:character-count="1340" meta:non-whitespace-character-count="1121"/>
  </office:meta>
</office:document-meta>
</file>